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HelveticaNeue-Light" svg:font-family="HelveticaNeue-Light, apple-system, AppleSDGothicNeo-Regular, 'lucida grande', tahoma, verdana, arial, sans-serif, 'Segoe UI Emoji', 'Segoe UI Symbol', 'Noto Color Emoji', NotoColorEmoji, EmojiSymbols, Symbola, Noto, 'Android Emoji', AndroidEmoji, 'Arial Unicode MS', 'Zapf Dingbats', AppleColorEmoji, 'Apple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Ubuntu" officeooo:rsid="0015f7dc" officeooo:paragraph-rsid="0015f7dc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officeooo:rsid="0017e5a2" officeooo:paragraph-rsid="0017e5a2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officeooo:rsid="0017e5a2" officeooo:paragraph-rsid="0019727e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officeooo:rsid="0017e5a2" officeooo:paragraph-rsid="0020f254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Ubuntu" officeooo:rsid="0017e5a2" officeooo:paragraph-rsid="0017e5a2" fo:background-color="#ffffff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Ubuntu" fo:font-size="14pt" officeooo:rsid="0019727e" officeooo:paragraph-rsid="0020f254" fo:background-color="#dddddd" style:font-size-asian="14pt" style:font-size-complex="14pt"/>
    </style:style>
    <style:style style:name="P7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8" style:family="paragraph" style:parent-style-name="Heading_20_2">
      <style:paragraph-properties fo:text-align="center" style:justify-single-word="false"/>
    </style:style>
    <style:style style:name="P9" style:family="paragraph" style:parent-style-name="Heading_20_2">
      <style:paragraph-properties fo:line-height="150%" fo:text-align="start" style:justify-single-word="false"/>
      <style:text-properties style:font-name="Ubuntu" fo:font-size="14pt" officeooo:rsid="0012d47a" officeooo:paragraph-rsid="0014c712" style:font-size-asian="14pt" style:font-size-complex="14pt"/>
    </style:style>
    <style:style style:name="P10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11" style:family="paragraph" style:parent-style-name="Standard">
      <style:paragraph-properties fo:line-height="150%"/>
      <style:text-properties style:font-name="Ubuntu" fo:font-size="14pt" officeooo:rsid="0012d47a" officeooo:paragraph-rsid="0012d47a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12d47a" officeooo:paragraph-rsid="001f7042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007aa" officeooo:paragraph-rsid="002007aa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134fa" officeooo:paragraph-rsid="00214f33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14f33" officeooo:paragraph-rsid="00214f33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14f33" officeooo:paragraph-rsid="00227057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227057" officeooo:paragraph-rsid="00227057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42937" officeooo:paragraph-rsid="00242937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25bad6" officeooo:paragraph-rsid="0025bad6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2631a5" officeooo:paragraph-rsid="002631a5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29ee0a" officeooo:paragraph-rsid="0029ee0a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2aeab6" officeooo:paragraph-rsid="002aeab6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2c63fe" officeooo:paragraph-rsid="002c63fe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1bf141" officeooo:paragraph-rsid="0020f254" fo:background-color="#dddddd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20f254" officeooo:paragraph-rsid="0020f254" fo:background-color="#dddddd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214f33" officeooo:paragraph-rsid="00214f33" fo:background-color="#dddddd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25bad6" officeooo:paragraph-rsid="0025bad6" fo:background-color="#dddddd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2631a5" officeooo:paragraph-rsid="002631a5" fo:background-color="#dddddd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2aeab6" officeooo:paragraph-rsid="002aeab6" fo:background-color="#dddddd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2c63fe" officeooo:paragraph-rsid="002c63fe" fo:background-color="#dddddd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2c63fe" officeooo:paragraph-rsid="002e3a37" fo:background-color="#dddddd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3909d9" officeooo:paragraph-rsid="003909d9" fo:background-color="#dddddd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4298a6" officeooo:paragraph-rsid="004298a6" fo:background-color="#dddddd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4298a6" officeooo:paragraph-rsid="004298a6" fo:background-color="#dddddd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524b0a" officeooo:paragraph-rsid="00524b0a" fo:background-color="#dddddd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524b0a" officeooo:paragraph-rsid="00524b0a" fo:background-color="#dddddd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494ab3" officeooo:paragraph-rsid="00524b0a" fo:background-color="#dddddd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20f254" officeooo:paragraph-rsid="0020f254" fo:background-color="#ffffff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2c63fe" officeooo:paragraph-rsid="002c63fe" fo:background-color="#ffffff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2e3a37" officeooo:paragraph-rsid="002e3a37" fo:background-color="#ffffff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12d47a" officeooo:paragraph-rsid="0031eee1" fo:background-color="#ffffff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12d47a" officeooo:paragraph-rsid="00356bfb" fo:background-color="#ffffff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12d47a" officeooo:paragraph-rsid="003bc216" fo:background-color="#ffffff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12d47a" officeooo:paragraph-rsid="004298a6" fo:background-color="#ffffff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12d47a" officeooo:paragraph-rsid="00524b0a" fo:background-color="#ffffff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323905" officeooo:paragraph-rsid="00323905" fo:background-color="#ffffff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officeooo:rsid="00356bfb" officeooo:paragraph-rsid="00356bfb" fo:background-color="#ffffff" style:font-size-asian="14pt" style:font-size-complex="14pt"/>
    </style:style>
    <style:style style:name="P48" style:family="paragraph" style:parent-style-name="Standard">
      <style:paragraph-properties fo:line-height="150%"/>
      <style:text-properties style:font-name="Ubuntu" fo:font-size="14pt" officeooo:rsid="003728e0" officeooo:paragraph-rsid="003909d9" fo:background-color="#ffffff" style:font-size-asian="14pt" style:font-size-complex="14pt"/>
    </style:style>
    <style:style style:name="P49" style:family="paragraph" style:parent-style-name="Standard">
      <style:paragraph-properties fo:line-height="150%"/>
      <style:text-properties style:font-name="Ubuntu" fo:font-size="14pt" officeooo:rsid="003909d9" officeooo:paragraph-rsid="003909d9" fo:background-color="#ffffff" style:font-size-asian="14pt" style:font-size-complex="14pt"/>
    </style:style>
    <style:style style:name="P50" style:family="paragraph" style:parent-style-name="Standard">
      <style:paragraph-properties fo:line-height="150%"/>
      <style:text-properties style:font-name="Ubuntu" fo:font-size="14pt" officeooo:rsid="004059ab" officeooo:paragraph-rsid="0040af25" fo:background-color="#ffffff" style:font-size-asian="14pt" style:font-size-complex="14pt"/>
    </style:style>
    <style:style style:name="P51" style:family="paragraph" style:parent-style-name="Standard">
      <style:paragraph-properties fo:line-height="150%"/>
      <style:text-properties style:font-name="Ubuntu" fo:font-size="14pt" officeooo:rsid="00423dcf" officeooo:paragraph-rsid="00423dcf" fo:background-color="#ffffff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Ubuntu" fo:font-size="14pt" officeooo:rsid="00423dcf" officeooo:paragraph-rsid="004298a6" fo:background-color="#ffffff" style:font-size-asian="14pt" style:font-size-complex="14pt"/>
    </style:style>
    <style:style style:name="P53" style:family="paragraph" style:parent-style-name="Standard">
      <style:paragraph-properties fo:line-height="150%"/>
      <style:text-properties style:font-name="Ubuntu" fo:font-size="14pt" officeooo:rsid="004298a6" officeooo:paragraph-rsid="004298a6" fo:background-color="#ffffff" style:font-size-asian="14pt" style:font-size-complex="14pt"/>
    </style:style>
    <style:style style:name="P54" style:family="paragraph" style:parent-style-name="Standard">
      <style:paragraph-properties fo:line-height="150%"/>
      <style:text-properties style:font-name="Ubuntu" fo:font-size="14pt" officeooo:rsid="003eb0bc" officeooo:paragraph-rsid="003eb0bc" fo:background-color="#ffffff" style:font-size-asian="14pt" style:font-size-complex="14pt"/>
    </style:style>
    <style:style style:name="P55" style:family="paragraph" style:parent-style-name="Standard">
      <style:paragraph-properties fo:line-height="150%"/>
      <style:text-properties style:font-name="Ubuntu" fo:font-size="14pt" officeooo:rsid="003eb0bc" officeooo:paragraph-rsid="0048a964" fo:background-color="#ffffff" style:font-size-asian="14pt" style:font-size-complex="14pt"/>
    </style:style>
    <style:style style:name="P56" style:family="paragraph" style:parent-style-name="Standard">
      <style:paragraph-properties fo:line-height="150%"/>
      <style:text-properties style:font-name="Ubuntu" fo:font-size="14pt" officeooo:rsid="00440e89" officeooo:paragraph-rsid="00440e89" fo:background-color="#ffffff" style:font-size-asian="14pt" style:font-size-complex="14pt"/>
    </style:style>
    <style:style style:name="P57" style:family="paragraph" style:parent-style-name="Standard">
      <style:paragraph-properties fo:line-height="150%"/>
      <style:text-properties style:font-name="Ubuntu" fo:font-size="14pt" officeooo:rsid="0045196c" officeooo:paragraph-rsid="00440e89" fo:background-color="#ffffff" style:font-size-asian="14pt" style:font-size-complex="14pt"/>
    </style:style>
    <style:style style:name="P58" style:family="paragraph" style:parent-style-name="Standard">
      <style:paragraph-properties fo:line-height="150%"/>
      <style:text-properties style:font-name="Ubuntu" fo:font-size="14pt" officeooo:rsid="0047a556" officeooo:paragraph-rsid="0045b426" fo:background-color="#ffffff" style:font-size-asian="14pt" style:font-size-complex="14pt"/>
    </style:style>
    <style:style style:name="P59" style:family="paragraph" style:parent-style-name="Standard">
      <style:paragraph-properties fo:line-height="150%"/>
      <style:text-properties style:font-name="Ubuntu" fo:font-size="14pt" officeooo:rsid="00494ab3" officeooo:paragraph-rsid="00524b0a" fo:background-color="#ffffff" style:font-size-asian="14pt" style:font-size-complex="14pt"/>
    </style:style>
    <style:style style:name="P60" style:family="paragraph" style:parent-style-name="Standard">
      <style:paragraph-properties fo:line-height="150%"/>
      <style:text-properties style:font-name="Ubuntu" fo:font-size="14pt" officeooo:rsid="004c70ea" officeooo:paragraph-rsid="0050fe7b" fo:background-color="#ffffff" style:font-size-asian="14pt" style:font-size-complex="14pt"/>
    </style:style>
    <style:style style:name="P61" style:family="paragraph" style:parent-style-name="Standard">
      <style:paragraph-properties fo:line-height="150%"/>
      <style:text-properties style:font-name="Ubuntu" fo:font-size="14pt" officeooo:rsid="0050fe7b" officeooo:paragraph-rsid="0050fe7b" fo:background-color="#ffffff" style:font-size-asian="14pt" style:font-size-complex="14pt"/>
    </style:style>
    <style:style style:name="P62" style:family="paragraph" style:parent-style-name="Standard">
      <style:paragraph-properties fo:line-height="150%"/>
      <style:text-properties style:font-name="Ubuntu" fo:font-size="14pt" officeooo:rsid="00524b0a" officeooo:paragraph-rsid="00524b0a" fo:background-color="#ffffff" style:font-size-asian="14pt" style:font-size-complex="14pt"/>
    </style:style>
    <style:style style:name="P63" style:family="paragraph" style:parent-style-name="Standard">
      <style:paragraph-properties fo:line-height="150%"/>
      <style:text-properties style:font-name="Ubuntu" fo:font-size="14pt" fo:font-weight="bold" officeooo:rsid="0020f254" officeooo:paragraph-rsid="0020f254" fo:background-color="#ffffff" style:font-size-asian="14pt" style:font-weight-asian="bold" style:font-size-complex="14pt" style:font-weight-complex="bold"/>
    </style:style>
    <style:style style:name="P64" style:family="paragraph" style:parent-style-name="Standard">
      <style:paragraph-properties fo:line-height="150%"/>
      <style:text-properties style:font-name="Ubuntu" fo:font-size="14pt" fo:font-weight="bold" officeooo:rsid="00214f33" officeooo:paragraph-rsid="00227057" fo:background-color="#ffffff" style:font-size-asian="14pt" style:font-weight-asian="bold" style:font-size-complex="14pt" style:font-weight-complex="bold"/>
    </style:style>
    <style:style style:name="P65" style:family="paragraph" style:parent-style-name="Standard">
      <style:paragraph-properties fo:line-height="150%"/>
      <style:text-properties style:font-name="Ubuntu" fo:font-size="14pt" fo:font-weight="bold" officeooo:rsid="003728e0" officeooo:paragraph-rsid="003728e0" fo:background-color="#ffffff" style:font-size-asian="14pt" style:font-weight-asian="bold" style:font-size-complex="14pt" style:font-weight-complex="bold"/>
    </style:style>
    <style:style style:name="P66" style:family="paragraph" style:parent-style-name="Standard">
      <style:paragraph-properties fo:line-height="150%"/>
      <style:text-properties style:font-name="Ubuntu" fo:font-size="14pt" fo:font-weight="bold" officeooo:rsid="003d05b5" officeooo:paragraph-rsid="0040af25" fo:background-color="#ffffff" style:font-size-asian="14pt" style:font-weight-asian="bold" style:font-size-complex="14pt" style:font-weight-complex="bold"/>
    </style:style>
    <style:style style:name="P67" style:family="paragraph" style:parent-style-name="Standard">
      <style:paragraph-properties fo:line-height="150%"/>
      <style:text-properties style:font-name="Ubuntu" fo:font-size="14pt" fo:font-weight="bold" officeooo:rsid="00423dcf" officeooo:paragraph-rsid="00423dcf" fo:background-color="#ffffff" style:font-size-asian="14pt" style:font-weight-asian="bold" style:font-size-complex="14pt" style:font-weight-complex="bold"/>
    </style:style>
    <style:style style:name="P68" style:family="paragraph" style:parent-style-name="Standard">
      <style:paragraph-properties fo:line-height="150%"/>
      <style:text-properties style:font-name="Ubuntu" fo:font-size="14pt" fo:font-weight="bold" officeooo:rsid="0050fe7b" officeooo:paragraph-rsid="0050fe7b" fo:background-color="#ffffff" style:font-size-asian="14pt" style:font-weight-asian="bold" style:font-size-complex="14pt" style:font-weight-complex="bold"/>
    </style:style>
    <style:style style:name="P69" style:family="paragraph" style:parent-style-name="Standard">
      <style:paragraph-properties fo:line-height="150%"/>
      <style:text-properties style:font-name="Ubuntu" officeooo:rsid="0019727e" officeooo:paragraph-rsid="0019727e"/>
    </style:style>
    <style:style style:name="P70" style:family="paragraph" style:parent-style-name="Standard">
      <style:paragraph-properties fo:line-height="150%"/>
      <style:text-properties style:font-name="Ubuntu" officeooo:rsid="001a864b" officeooo:paragraph-rsid="001a864b"/>
    </style:style>
    <style:style style:name="P71" style:family="paragraph" style:parent-style-name="Standard">
      <style:paragraph-properties fo:line-height="150%"/>
      <style:text-properties style:font-name="Ubuntu" officeooo:rsid="001bf141" officeooo:paragraph-rsid="001bf141"/>
    </style:style>
    <style:style style:name="P72" style:family="paragraph" style:parent-style-name="Standard">
      <style:paragraph-properties fo:line-height="150%"/>
      <style:text-properties style:font-name="Ubuntu" officeooo:rsid="0020f254" officeooo:paragraph-rsid="0020f254" fo:background-color="#ffffff"/>
    </style:style>
    <style:style style:name="P73" style:family="paragraph" style:parent-style-name="Standard">
      <style:paragraph-properties fo:line-height="150%"/>
      <style:text-properties fo:color="#000000" loext:opacity="100%" style:font-name="Ubuntu" fo:font-size="14pt" fo:font-weight="normal" officeooo:rsid="003909d9" officeooo:paragraph-rsid="003909d9" fo:background-color="#dddddd" style:font-size-asian="14pt" style:font-size-complex="14pt"/>
    </style:style>
    <style:style style:name="P74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3bc216" fo:background-color="#dddddd" style:font-size-asian="14pt" style:font-size-complex="14pt"/>
    </style:style>
    <style:style style:name="P75" style:family="paragraph" style:parent-style-name="Standard">
      <style:paragraph-properties fo:line-height="150%"/>
      <style:text-properties fo:color="#000000" loext:opacity="100%" style:font-name="Ubuntu" fo:font-size="14pt" fo:font-weight="normal" fo:background-color="#dddddd" style:font-size-asian="14pt" style:font-size-complex="14pt"/>
    </style:style>
    <style:style style:name="P76" style:family="paragraph" style:parent-style-name="Standard">
      <style:paragraph-properties fo:line-height="150%"/>
      <style:text-properties fo:color="#000000" loext:opacity="100%" style:font-name="Ubuntu" fo:font-size="14pt" fo:background-color="#dddddd" style:font-size-asian="14pt" style:font-size-complex="14pt"/>
    </style:style>
    <style:style style:name="T1" style:family="text">
      <style:text-properties officeooo:rsid="00146395"/>
    </style:style>
    <style:style style:name="T2" style:family="text">
      <style:text-properties fo:background-color="#dddddd" loext:char-shading-value="0"/>
    </style:style>
    <style:style style:name="T3" style:family="text">
      <style:text-properties officeooo:rsid="00227057" fo:background-color="#dddddd" loext:char-shading-value="0"/>
    </style:style>
    <style:style style:name="T4" style:family="text">
      <style:text-properties fo:background-color="#dddddd" loext:char-shading-value="0"/>
    </style:style>
    <style:style style:name="T5" style:family="text">
      <style:text-properties officeooo:rsid="001d873a" fo:background-color="#ffffff" loext:char-shading-value="0"/>
    </style:style>
    <style:style style:name="T6" style:family="text">
      <style:text-properties officeooo:rsid="00214f33"/>
    </style:style>
    <style:style style:name="T7" style:family="text">
      <style:text-properties officeooo:rsid="00227057"/>
    </style:style>
    <style:style style:name="T8" style:family="text">
      <style:text-properties officeooo:rsid="00242937"/>
    </style:style>
    <style:style style:name="T9" style:family="text">
      <style:text-properties officeooo:rsid="0025bad6"/>
    </style:style>
    <style:style style:name="T10" style:family="text">
      <style:text-properties officeooo:rsid="002aeab6"/>
    </style:style>
    <style:style style:name="T11" style:family="text">
      <style:text-properties officeooo:rsid="002e3a37"/>
    </style:style>
    <style:style style:name="T12" style:family="text">
      <style:text-properties officeooo:rsid="0031eee1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12d47a" style:font-size-asian="14pt" style:font-size-complex="14pt"/>
    </style:style>
    <style:style style:name="T15" style:family="text">
      <style:text-properties fo:font-size="14pt" officeooo:rsid="001a864b" style:font-size-asian="14pt" style:font-size-complex="14pt"/>
    </style:style>
    <style:style style:name="T16" style:family="text">
      <style:text-properties fo:font-size="14pt" officeooo:rsid="002007aa" style:font-size-asian="14pt" style:font-size-complex="14pt"/>
    </style:style>
    <style:style style:name="T17" style:family="text">
      <style:text-properties fo:font-size="14pt" officeooo:rsid="001bf141" style:font-size-asian="14pt" style:font-size-complex="14pt"/>
    </style:style>
    <style:style style:name="T18" style:family="text">
      <style:text-properties fo:font-size="14pt" fo:background-color="#dddddd" loext:char-shading-value="0" style:font-size-asian="14pt" style:font-size-complex="14pt"/>
    </style:style>
    <style:style style:name="T19" style:family="text">
      <style:text-properties fo:font-size="14pt" officeooo:rsid="0019727e" fo:background-color="#dddddd" loext:char-shading-value="0" style:font-size-asian="14pt" style:font-size-complex="14pt"/>
    </style:style>
    <style:style style:name="T20" style:family="text">
      <style:text-properties fo:font-size="14pt" officeooo:rsid="001f7042" fo:background-color="#dddddd" loext:char-shading-value="0" style:font-size-asian="14pt" style:font-size-complex="14pt"/>
    </style:style>
    <style:style style:name="T21" style:family="text">
      <style:text-properties fo:font-size="14pt" fo:font-weight="bold" officeooo:rsid="0019727e" fo:background-color="#ffffff" loext:char-shading-value="0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1a864b" fo:background-color="#ffffff" loext:char-shading-value="0" style:font-size-asian="14pt" style:font-weight-asian="bold" style:font-size-complex="14pt" style:font-weight-complex="bold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1f7042" style:font-size-asian="14pt" style:font-weight-asian="bold" style:font-size-complex="14pt" style:font-weight-complex="bold"/>
    </style:style>
    <style:style style:name="T25" style:family="text">
      <style:text-properties officeooo:rsid="0032827f"/>
    </style:style>
    <style:style style:name="T26" style:family="text">
      <style:text-properties officeooo:rsid="00337955"/>
    </style:style>
    <style:style style:name="T27" style:family="text">
      <style:text-properties officeooo:rsid="003592c5"/>
    </style:style>
    <style:style style:name="T28" style:family="text">
      <style:text-properties fo:font-variant="normal" fo:text-transform="none" fo:color="#000000" loext:opacity="100%" fo:letter-spacing="normal" fo:font-style="normal" fo:font-weight="normal"/>
    </style:style>
    <style:style style:name="T29" style:family="text">
      <style:text-properties fo:font-variant="normal" fo:text-transform="none" fo:color="#000000" loext:opacity="100%" fo:letter-spacing="normal" fo:font-style="normal" fo:font-weight="normal" officeooo:rsid="003909d9"/>
    </style:style>
    <style:style style:name="T30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31" style:family="text">
      <style:text-properties fo:font-variant="normal" fo:text-transform="none" fo:color="#000000" loext:opacity="100%" fo:letter-spacing="normal" fo:font-style="normal" fo:font-weight="normal" officeooo:rsid="004298a6" style:font-weight-asian="normal" style:font-weight-complex="normal"/>
    </style:style>
    <style:style style:name="T32" style:family="text">
      <style:text-properties fo:font-variant="normal" fo:text-transform="none" fo:color="#000000" loext:opacity="100%" fo:font-size="13.5pt" fo:letter-spacing="normal" fo:font-style="normal" fo:font-weight="normal"/>
    </style:style>
    <style:style style:name="T33" style:family="text">
      <style:text-properties officeooo:rsid="003909d9"/>
    </style:style>
    <style:style style:name="T34" style:family="text">
      <style:text-properties officeooo:rsid="003bc216"/>
    </style:style>
    <style:style style:name="T35" style:family="text">
      <style:text-properties officeooo:rsid="0040af25"/>
    </style:style>
    <style:style style:name="T36" style:family="text">
      <style:text-properties officeooo:rsid="00422c36"/>
    </style:style>
    <style:style style:name="T37" style:family="text">
      <style:text-properties officeooo:rsid="00423dcf"/>
    </style:style>
    <style:style style:name="T38" style:family="text">
      <style:text-properties fo:font-weight="bold" style:font-weight-asian="bold" style:font-weight-complex="bold"/>
    </style:style>
    <style:style style:name="T39" style:family="text"/>
    <style:style style:name="T40" style:family="text">
      <style:text-properties officeooo:rsid="0045b426"/>
    </style:style>
    <style:style style:name="T41" style:family="text">
      <style:text-properties officeooo:rsid="0047a556"/>
    </style:style>
    <style:style style:name="T42" style:family="text">
      <style:text-properties officeooo:rsid="004e3392"/>
    </style:style>
    <style:style style:name="T43" style:family="text">
      <style:text-properties officeooo:rsid="004f80b3"/>
    </style:style>
    <style:style style:name="T44" style:family="text">
      <style:text-properties officeooo:rsid="0050fe7b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fo:background-color="#dddddd" loext:char-shading-value="0" style:font-weight-asian="normal" style:font-weight-complex="normal"/>
    </style:style>
    <style:style style:name="T48" style:family="text">
      <style:text-properties fo:font-weight="normal" officeooo:rsid="004298a6" fo:background-color="#dddddd" loext:char-shading-value="0" style:font-weight-asian="normal" style:font-weight-complex="normal"/>
    </style:style>
    <style:style style:name="T49" style:family="text">
      <style:text-properties fo:font-weight="normal" fo:background-color="#dddddd" loext:char-shading-value="0" style:font-weight-asian="normal" style:font-weight-complex="normal"/>
    </style:style>
    <style:style style:name="T50" style:family="text">
      <style:text-properties officeooo:rsid="00524b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Javascript Funcional 02</text:h>
      <text:p text:style-name="P11">O javascript funcional pega conceitos da programação funcional e aplica usando elementos do javascript. <text:span text:style-name="T1">Antes de estudar o que compõe o javascript funcional, é necessario ver a anatomia das funções e como declarar elas em si:</text:span></text:p>
      <text:h text:style-name="P9" text:outline-level="2">- Function Declaration -</text:h>
      <text:p text:style-name="P1"><text:span text:style-name="T14">U</text:span><text:span text:style-name="T13">ma function declaration é uma função onde declaramos explicitamente o seu nome, sendo o padrão e a base de funções no javascript.</text:span></text:p>
      <text:p text:style-name="P2"><text:span text:style-name="T13">Para criar uma function declaration digite: </text:span><text:span text:style-name="T18">function nome( <text:s/>) { <text:s/>} </text:span></text:p>
      <text:p text:style-name="P5"><text:span text:style-name="T13">Para executar a função digite: </text:span><text:span text:style-name="T18">nome( <text:s/>) </text:span></text:p>
      <text:p text:style-name="P69"><text:span text:style-name="T14">U</text:span><text:span text:style-name="T13">ma função pode receber parametros e/ou retornar valores de volta para a sua execução, não é obrigatorio usar nenhum dos dois </text:span><text:span text:style-name="T15">e </text:span><text:span text:style-name="T13">nem os dois juntos:</text:span></text:p>
      <text:p text:style-name="P3"><text:span text:style-name="T18">function nome(</text:span><text:span text:style-name="T19">parametro</text:span><text:span text:style-name="T18">) {</text:span><text:span text:style-name="T19">return </text:span><text:span text:style-name="T20">codigo</text:span><text:span text:style-name="T18">} </text:span></text:p>
      <text:p text:style-name="P6">nome(valor) </text:p>
      <text:p text:style-name="P4"><text:span text:style-name="T21">- A</text:span><text:span text:style-name="T22">nonymous Function -</text:span></text:p>
      <text:p text:style-name="P70"><text:span text:style-name="T14">U</text:span><text:span text:style-name="T13">ma função anonima é uma função que não possui um nome explicito, </text:span><text:span text:style-name="T16">Para declarar ela é necessario usar o IIFE</text:span><text:span text:style-name="T17">:</text:span></text:p>
      <text:p text:style-name="P71"><text:span text:style-name="T13">a função é guardada dentro de </text:span><text:span text:style-name="T16">um par de</text:span><text:span text:style-name="T13"> parênteses e a execução ocorre por meio de outro </text:span><text:span text:style-name="T16">par de </text:span><text:span text:style-name="T13">parênteses do lado de fora ou de dentro:</text:span></text:p>
      <text:p text:style-name="P24">(function ( <text:s/>) { <text:s/>})( <text:s/>) <text:s/>- <text:s/>(function ( <text:s/>) { <text:s/>} ( <text:s/>)) </text:p>
      <text:p text:style-name="P72"><text:span text:style-name="T24">- </text:span><text:span text:style-name="T23">Function Expression -</text:span></text:p>
      <text:p text:style-name="P13">Uma function expression é declarada usando o conceito de funções anonimas, ou seja, ela não terá um nome explicito, ao invés disso a função irá ser guardada dentro de uma variavel, com isso será possível <text:span text:style-name="T5">executar a função apenas chamando o nome da variavel:</text:span></text:p>
      <text:p text:style-name="P25"/>
      <text:p text:style-name="P25"/>
      <text:p text:style-name="P25"><text:soft-page-break/>let variavel = function ( <text:s/>) { <text:s/>} </text:p>
      <text:p text:style-name="P25">variavel( <text:s/>) </text:p>
      <text:p text:style-name="P38">Basicamente o resultado da função vai ser atribuido para uma variavel / guardado dentro de uma variavel.</text:p>
      <text:p text:style-name="P63">- Arrow Function -</text:p>
      <text:p text:style-name="P14">A arrow function foi criada para <text:span text:style-name="T6">deixar a declaração de uma função menor e mais simples de ler </text:span>, apesar disso, ela possui diferenças e limitações se comparada com uma função padrão, <text:span text:style-name="T6">alem disso u</text:span>ma função arrow sempre será uma função anonima.</text:p>
      <text:p text:style-name="P15">Para declarar uma arrow function é preciso declarar uma variavel que irá recebe-la:</text:p>
      <text:p text:style-name="P26">let variavel = ( <text:s/>) =&gt; { <text:s/>} </text:p>
      <text:p text:style-name="P15">Uma arrow function pode ser ainda mais simplificada, basta <text:span text:style-name="T7">tirar os parênteses caso tenha apenas um parametro:</text:span></text:p>
      <text:p text:style-name="P16"><text:span text:style-name="T2">let variavel = </text:span><text:span text:style-name="T3">parametro </text:span><text:span text:style-name="T2">=&gt; { </text:span><text:span text:style-name="T3">return resultado</text:span><text:span text:style-name="T2"> } </text:span></text:p>
      <text:p text:style-name="P17">Tambem é possível tirar as chaves, mas não será permitido colocar o return, ele ficará implicito (sem o return o seu codigo pode acabar ficando ainda mais limitado):</text:p>
      <text:p text:style-name="P16"><text:span text:style-name="T2">let variavel = </text:span><text:span text:style-name="T3">parametro </text:span><text:span text:style-name="T2">=&gt; </text:span><text:span text:style-name="T3">resultado </text:span></text:p>
      <text:p text:style-name="P64"><text:span text:style-name="T7">- </text:span><text:span text:style-name="T8">IIFE -</text:span></text:p>
      <text:p text:style-name="P18">Uma IIFE é uma função anonima que é imediatamente invocada, ou seja, ela é executada no momento da <text:span text:style-name="T9">sua </text:span>criação, <text:span text:style-name="T9">a função IIFE é usada para garantir segurança no codigo já que tudo o que esta dentro dela é privado, tem um scopo mais restrito, local. Valores internos não irão vazar nem são reconhecidos no lado de fora, a não ser que essa seja a sua intenção.</text:span></text:p>
      <text:p text:style-name="P19">Para declara-la será necessario envolver toda a função entre um par de parênteses: <text:span text:style-name="T2">(function ( <text:s/>) { <text:s/>}) - (( <text:s/>) =&gt; { <text:s/>}) </text:span></text:p>
      <text:p text:style-name="P19">Para executa-la será preciso declarar outro par de parênteses no lado de fora ou de dentro, é ele o responsavel por executar a função:</text:p>
      <text:p text:style-name="P27">(( <text:s/>) =&gt; { <text:s/>}) ( <text:s/>) - <text:s/>(( <text:s/>) =&gt; { <text:s/>} ( <text:s/>)) </text:p>
      <text:p text:style-name="P20"><text:soft-page-break/>Com a criação de mais de um IIFE no mesmo codigo, vem a necessidade de adicionar ponto e virgula no final do IIFE de cima:</text:p>
      <text:p text:style-name="P28">(( <text:s/>) =&gt; { <text:s/>})( <text:s/>); </text:p>
      <text:p text:style-name="P28">(( <text:s/>) =&gt; { <text:s/>})( <text:s/>) <text:s/></text:p>
      <text:p text:style-name="P12">_____________________________________________________________________</text:p>
      <text:h text:style-name="P10" text:outline-level="2">Parametros</text:h>
      <text:p text:style-name="P21">Em geral, o javascript é uma linguagem bem flexivel, incluindo quando falamos de parametros, <text:s/>não é qualquer coisa que vai gerar um erro. Quando <text:span text:style-name="T10">a quantidade</text:span> de valores é maior que o de parametros o javascript vai <text:span text:style-name="T10">apenas</text:span> ignorar esses valores extras <text:span text:style-name="T10">e executar a função normalmente, ou quando tem menos valores <text:s/>o javascript vai definir os parametros que tão sem nada como undefined e mesmo assim vai executar.</text:span></text:p>
      <text:p text:style-name="P21"/>
      <text:p text:style-name="P22">Para nenhum valor ser undefined e para tornar o codigo mais previsivel é possível fazer com que os parametros tenham valor default (padrão):</text:p>
      <text:p text:style-name="P29">function nome(param=0, param=1) </text:p>
      <text:p text:style-name="P23"/>
      <text:p text:style-name="P23">Para passar uma quantidade indefinida de parametros, passar valores de forma flexivel digite:</text:p>
      <text:p text:style-name="P30">function nome(array)</text:p>
      <text:p text:style-name="P39">A primeira forma é passando um array como parametro, com isso será possível ter uma quantidade de valores indefinido, para acessa-los basta fazer um for.</text:p>
      <text:p text:style-name="P40">A segunda forma é usando um operador chamado spread/rest, ele vai permitir passar valores indefinidos. <text:span text:style-name="T12">O</text:span> operador consiste em três pontinhos antes do parametro:</text:p>
      <text:p text:style-name="P31">function nome(…<text:span text:style-name="T11">param</text:span>)</text:p>
      <text:p text:style-name="P41">_____________________________________________________________________</text:p>
      <text:p text:style-name="P46"/>
      <text:p text:style-name="P46"><text:soft-page-break/></text:p>
      <text:h text:style-name="P10" text:outline-level="2">First-Class Function </text:h>
      <text:p text:style-name="P46">É um conceito <text:span text:style-name="T25">que define que uma linguagem trata funções como qualquer outro valor, ou seja, dentro do javascript uma função é tratada como uma variavel, permitindo que </text:span><text:span text:style-name="T26">uma função seja tribuida a uma variavel ou constante.</text:span></text:p>
      <text:p text:style-name="P47">Pode receber o nome de: função de primeira classe, first-class citizen ou cidadão de primeira classe/linha </text:p>
      <text:p text:style-name="P42">_____________________________________________________________________</text:p>
      <text:h text:style-name="P10" text:outline-level="2">Higher-Order Function</text:h>
      <text:p text:style-name="P39">É <text:span text:style-name="T27">um conceito que define que uma linguagem permite funções usar outras funções, ou seja, dentro do javascript é possível que uma função opere usando outras funções, seja passando uma como o parametro de outra ou até retornando uma função apartir de outra.</text:span></text:p>
      <text:p text:style-name="P65">- Curring -</text:p>
      <text:p text:style-name="P48">É <text:span text:style-name="T33">o processo de transformar uma função de vários argumentos em varias funções de apenas um argumento, formando uma cadeia de funções, é </text:span><text:span text:style-name="T34">basicamente uma forma de passar os parametros de forma parcial pras funções</text:span><text:span text:style-name="T29">:</text:span></text:p>
      <text:p text:style-name="P32"><text:span text:style-name="T28">função1(função2(valor))</text:span></text:p>
      <text:p text:style-name="P49">Ex:</text:p>
      <text:p text:style-name="P73">function finalP(tx) {</text:p>
      <text:p text:style-name="P74"><text:tab/>return function(price) {</text:p>
      <text:p text:style-name="P75"><text:tab/><text:tab/>return price * (1 + tx)</text:p>
      <text:p text:style-name="P75"><text:tab/>}</text:p>
      <text:p text:style-name="P75">}</text:p>
      <text:p text:style-name="P76"/>
      <text:p text:style-name="P75">const nyFinalP = finalP(0.0875)</text:p>
      <text:p text:style-name="P76"><text:soft-page-break/></text:p>
      <text:p text:style-name="P75">console.log(nyFinalP(25.1))</text:p>
      <text:p text:style-name="P43"/>
      <text:p text:style-name="P43">_____________________________________________________________________</text:p>
      <text:h text:style-name="P10" text:outline-level="2">Map</text:h>
      <text:p text:style-name="P50">O map é <text:span text:style-name="T35">o </text:span>responsavel por transformar os elementos de um array <text:span text:style-name="T35">de acordo com a função passada</text:span>, <text:span text:style-name="T35">ele vai gerar outro array </text:span><text:span text:style-name="T36">do mesmo tamanho</text:span><text:span text:style-name="T35"> e armazenar a transformação nele, ou seja, o resultado </text:span><text:span text:style-name="T36">do map</text:span><text:span text:style-name="T35"> será outro array</text:span><text:span text:style-name="T36"> já transformad</text:span>o. <text:span text:style-name="T36">Resumindo, o map recebe um array e uma função, essa função vai transforma</text:span><text:span text:style-name="T37">r </text:span><text:span text:style-name="T36">o array e o map vai gerar outro arr</text:span><text:span text:style-name="T37">ay</text:span><text:span text:style-name="T36"> para colocar a transformação, </text:span><text:span text:style-name="T37">deixando o original imutavel</text:span><text:span text:style-name="T36">.</text:span></text:p>
      <text:p text:style-name="P51">O map sempre gera um novo array como resultado, ou seja, ele recebe um e passa outro com a transformação.</text:p>
      <text:p text:style-name="P66">- <text:span text:style-name="T37">Pra Que Usar? -</text:span></text:p>
      <text:p text:style-name="P51">O map é usado para deixar uma operação mais otimizada, simples e curta, mas o mais importante é que em um map, o array original continua imutavel, fazendo uma função continuar pura e contribuindo com o javascript funcional.</text:p>
      <text:p text:style-name="P51"><text:span text:style-name="T38">- Até Onde Vai? -</text:span></text:p>
      <text:p text:style-name="P52"><text:span text:style-name="T32">° </text:span><text:span text:style-name="T30">É possível </text:span>adicionar o resultado de um map em outro map</text:p>
      <text:p text:style-name="P52"><text:span text:style-name="T32">° </text:span><text:span text:style-name="T30">É possível </text:span><text:span text:style-name="T31">a</text:span>plicar mais de um map</text:p>
      <text:p text:style-name="P52"><text:span text:style-name="T32">° </text:span><text:span text:style-name="T30">É possível </text:span><text:span text:style-name="T31">f</text:span>azer uma cadeia de maps, um dentro do outro, até chegar no elemento requerido</text:p>
      <text:p text:style-name="P67">- Como Declarar -</text:p>
      <text:p text:style-name="P53">Lembrando que o map recebe uma função como parametro: <text:span text:style-name="T4">map(função) </text:span></text:p>
      <text:p text:style-name="P53">Para aplicar a sintaxe do map digite:</text:p>
      <text:p text:style-name="P33">array.map(function ( <text:s/>) { <text:s/>}) - array.map(( <text:s/>) =&gt; { <text:s/>}) </text:p>
      <text:p text:style-name="P53">O map será armazenado em uma variavel, o resultado do map irá transformar a variavel em um array:</text:p>
      <text:p text:style-name="P33"><text:soft-page-break/>let variavel = array.map(function ( <text:s/>) { <text:s/>}) </text:p>
      <text:p text:style-name="P53">Para mostrar a operação digite:</text:p>
      <text:p text:style-name="P34"><text:span text:style-name="T39">console.log(variavel) </text:span></text:p>
      <text:p text:style-name="P53">Ex: </text:p>
      <text:p text:style-name="P33">const numeros = [1, 2, 3, 4] </text:p>
      <text:p text:style-name="P33">const resultado = numeros.map(function (valor) {return valor * 2}) </text:p>
      <text:p text:style-name="P33">console.log(resultado) </text:p>
      <text:p text:style-name="P53">Saida:</text:p>
      <text:p text:style-name="P33">[2, 4, 6, 8] </text:p>
      <text:p text:style-name="P44">_____________________________________________________________________</text:p>
      <text:h text:style-name="P8" text:outline-level="2">Filter</text:h>
      <text:p text:style-name="P60">O filter é o responsavel por filtrar um array de acordo com a função, é ela <text:span text:style-name="T42">(função)</text:span> quem vai validar cada um dos elementos, <text:span text:style-name="T42">enquanto o filter confere </text:span><text:span text:style-name="T43">e retorna true ou false internamente, </text:span>externamente, se for true o elemento <text:span text:style-name="T44">f</text:span><text:span text:style-name="T40">ará parte do array resultante</text:span>, se for false <text:span text:style-name="T40">ele não fará parte do array resultante</text:span>.</text:p>
      <text:p text:style-name="P61">Se o array resultante tiver o mesmo tamanho do array alvo, quer dizer que tudo deu verdadeiro, se tiver vazio quer dizer que tudo deu falso, caso falte algum valor no array quer dizer que o valor em questão deu falso.</text:p>
      <text:p text:style-name="P61">O filter assim como o map não vai mexer no array original, ele vai criar um novo para adicionar o resultado, só que ao contrario do map o filter pode gerar <text:span text:style-name="T41">array</text:span>s<text:span text:style-name="T41"> resultantes com todos os tamanhos possíveis</text:span>.</text:p>
      <text:p text:style-name="P61"><text:span text:style-name="T38">Obs: </text:span><text:span text:style-name="T45">Tando pra função map quanto pra filter, internamente será feito um laço que vai percorrer cada um dos elementos do array, por isso que é preciso fornecer a função validadora.</text:span></text:p>
      <text:p text:style-name="P68">- <text:span text:style-name="T50">Como Declarar -</text:span></text:p>
      <text:p text:style-name="P62"><text:span text:style-name="T45">Para aplicar a sintaxe do filter digite: </text:span></text:p>
      <text:p text:style-name="P62"><text:span text:style-name="T49">array.filter(</text:span><text:span text:style-name="T48">function ( <text:s/>) { <text:s/>}</text:span><text:span text:style-name="T49">) - array.filter(( <text:s/>) =&gt; { <text:s/>})</text:span></text:p>
      <text:p text:style-name="P62"><text:span text:style-name="T45">O filter será armazenado em uma variavel, o resultado irá transformar a variavel em um array:</text:span></text:p>
      <text:p text:style-name="P36"><text:soft-page-break/><text:span text:style-name="T45">let variavel = array.filter(function ( <text:s/>) { <text:s/>})</text:span></text:p>
      <text:p text:style-name="P62"><text:span text:style-name="T45">Para mostrar a operação digite:</text:span></text:p>
      <text:p text:style-name="P35"><text:span text:style-name="T46">console.log(variavel)</text:span></text:p>
      <text:p text:style-name="P61"><text:span text:style-name="T45">Ex:</text:span></text:p>
      <text:p text:style-name="P37">const numeros = [1, -2, 3, 4, -5, 6]</text:p>
      <text:p text:style-name="P37">const maiorQueZero = val =&gt; val &gt; 0</text:p>
      <text:p text:style-name="P37">let resultado = numeros.filter(maiorQueZero)</text:p>
      <text:p text:style-name="P37">console.log(resultado)</text:p>
      <text:p text:style-name="P59">Saida:</text:p>
      <text:p text:style-name="P37"><text:span text:style-name="T45">[1, 3, 4, 6]</text:span></text:p>
      <text:p text:style-name="P45">_____________________________________________________________________</text:p>
      <text:p text:style-name="P56"/>
      <text:p text:style-name="P57"/>
      <text:p text:style-name="P58"/>
      <text:p text:style-name="P55"/>
      <text:p text:style-name="P54"/>
      <text:p text:style-name="P54"/>
      <text:p text:style-name="P54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HelveticaNeue-Light" svg:font-family="HelveticaNeue-Light, apple-system, AppleSDGothicNeo-Regular, 'lucida grande', tahoma, verdana, arial, sans-serif, 'Segoe UI Emoji', 'Segoe UI Symbol', 'Noto Color Emoji', NotoColorEmoji, EmojiSymbols, Symbola, Noto, 'Android Emoji', AndroidEmoji, 'Arial Unicode MS', 'Zapf Dingbats', AppleColorEmoji, 'Apple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08:33:28.922508542</meta:creation-date>
    <dc:date>2022-10-12T17:56:22.263534725</dc:date>
    <meta:editing-duration>PT5H48M34S</meta:editing-duration>
    <meta:editing-cycles>9</meta:editing-cycles>
    <meta:generator>LibreOffice/7.3.6.2$Linux_X86_64 LibreOffice_project/30$Build-2</meta:generator>
    <meta:document-statistic meta:table-count="0" meta:image-count="0" meta:object-count="0" meta:page-count="7" meta:paragraph-count="107" meta:word-count="1390" meta:character-count="8335" meta:non-whitespace-character-count="6973"/>
  </office:meta>
</office:document-meta>
</file>